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proceedings" style:display-name="Bibliography inproceedings" style:family="paragraph"/>
    <style:style style:name="Bibliography_20www" style:display-name="Bibliography www"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Bibliography_20unpublished" style:display-name="Bibliography unpublished" style:family="paragraph"/>
    <style:style style:name="Bibliography_20techreport" style:display-name="Bibliography techreport" style:family="paragraph"/>
    <style:style style:name="Endnote" style:display-name="Endnote" style:family="paragraph" style:next-style-name=""/>
    <style:style style:name="Bibliography_20proceedings" style:display-name="Bibliography proceedings" style:family="paragraph"/>
    <style:style style:name="Footnote" style:display-name="Footnote" style:family="paragraph" style:next-style-name=""/>
    <style:style style:name="Bibliography_20phdthesis" style:display-name="Bibliography phdthesis" style:family="paragraph"/>
    <style:style style:name="Bibliography_20custom5" style:display-name="Bibliography custom5" style:family="paragraph"/>
    <style:style style:name="Bibliography_20misc" style:display-name="Bibliography misc" style:family="paragraph"/>
    <style:style style:name="Bibliography_20custom4" style:display-name="Bibliography custom4" style:family="paragraph"/>
    <style:style style:name="Bibliography_20mastersthesis" style:display-name="Bibliography mastersthesis" style:family="paragraph"/>
    <style:style style:name="Bibliography_20custom3" style:display-name="Bibliography custom3" style:family="paragraph"/>
    <style:style style:name="Bibliography_20manual" style:display-name="Bibliography manual" style:family="paragraph"/>
    <style:style style:name="Bibliography_20custom2" style:display-name="Bibliography custom2" style:family="paragraph"/>
    <style:style style:name="Bibliography_20journal" style:display-name="Bibliography journal" style:family="paragraph"/>
    <style:style style:name="Bibliography_20custom1" style:display-name="Bibliography custom1"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87</meta:editing-cycles>
    <dc:date>2022-01-17T11:18:50</dc:date>
    <meta:creation-date>2008-08-22T11:41:04</meta:creation-date>
  </office:meta>
</office:document-meta>
</file>